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text-line-through-style="none" style:text-line-through-type="none" fo:font-size="18pt" fo:language="ca" fo:country="ES" style:text-underline-style="solid" style:text-underline-width="auto" style:text-underline-color="font-color" fo:font-weight="bold" officeooo:rsid="0010e9f7" officeooo:paragraph-rsid="0010e9f7" style:font-size-asian="15.75pt" style:font-weight-asian="bold" style:font-size-complex="18pt" style:font-weight-complex="bold"/>
    </style:style>
    <style:style style:name="P2" style:family="paragraph" style:parent-style-name="Standard">
      <style:paragraph-properties fo:text-align="justify" style:justify-single-word="false"/>
      <style:text-properties style:text-line-through-style="none" style:text-line-through-type="none" fo:font-size="12pt" fo:language="ca" fo:country="ES" style:text-underline-style="none" fo:font-weight="normal" officeooo:rsid="0010e9f7" officeooo:paragraph-rsid="0010e9f7"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al·lació d’Odoo amb Source</text:p>
      <text:p text:style-name="P1"/>
      <text:p text:style-name="P2">En aquesta pràctica instal·larem Odoo 16 Community Edition en una màquina virtual utilitzant ‘Source’. En el cas d’aquesta pràctica, la màquina virtual tindrà un sistema Ubuntu 20.04 LTS amb interfície gràfica, instal·lat de forma manual, sense instal·lació desatesa i amb les aplicacions mínimes. També desactivarem les actualitzacions automàtiques, ja que allarguen innecessàriament la instal·lació.</text:p>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1" meta:paragraph-count="2" meta:word-count="58" meta:character-count="431" meta:non-whitespace-character-count="375"/>
  </office:meta>
</office:document-meta>
</file>